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Preformatted_20_Text">
      <style:text-properties officeooo:paragraph-rsid="00146fb5"/>
    </style:style>
    <style:style style:name="P2" style:family="paragraph" style:parent-style-name="Preformatted_20_Text">
      <style:text-properties fo:language="hsb" fo:country="DE" officeooo:paragraph-rsid="00146fb5"/>
    </style:style>
    <style:style style:name="P3" style:family="paragraph" style:parent-style-name="Preformatted_20_Text">
      <style:paragraph-properties fo:break-before="page"/>
    </style:style>
    <style:style style:name="P4" style:family="paragraph" style:parent-style-name="Preformatted_20_Text">
      <style:text-properties officeooo:paragraph-rsid="0015f34e"/>
    </style:style>
    <style:style style:name="P5" style:family="paragraph" style:parent-style-name="Preformatted_20_Text">
      <style:text-properties officeooo:paragraph-rsid="0017269d"/>
    </style:style>
    <style:style style:name="P6" style:family="paragraph" style:parent-style-name="Preformatted_20_Text">
      <style:text-properties fo:language="hsb" fo:country="DE" officeooo:paragraph-rsid="0017269d"/>
    </style:style>
    <style:style style:name="P7" style:family="paragraph" style:parent-style-name="Preformatted_20_Text">
      <style:text-properties officeooo:paragraph-rsid="00189ed4"/>
    </style:style>
    <style:style style:name="P8" style:family="paragraph" style:parent-style-name="Preformatted_20_Text">
      <style:text-properties officeooo:paragraph-rsid="0019e91c"/>
    </style:style>
    <style:style style:name="P9" style:family="paragraph" style:parent-style-name="Preformatted_20_Text">
      <style:text-properties officeooo:paragraph-rsid="001a779c"/>
    </style:style>
    <style:style style:name="T1" style:family="text">
      <style:text-properties fo:language="hsb" fo:country="DE"/>
    </style:style>
    <style:style style:name="T2" style:family="text">
      <style:text-properties officeooo:rsid="00146fb5"/>
    </style:style>
    <style:style style:name="T3" style:family="text">
      <style:text-properties officeooo:rsid="001b23ee"/>
    </style:style>
    <style:style style:name="T4" style:family="text">
      <style:text-properties officeooo:rsid="001ce84b"/>
    </style:style>
    <style:style style:name="T5" style:family="text">
      <style:text-properties officeooo:rsid="0015f34e"/>
    </style:style>
    <style:style style:name="T6" style:family="text">
      <style:text-properties officeooo:rsid="0017269d"/>
    </style:style>
    <style:style style:name="T7" style:family="text">
      <style:text-properties fo:language="hsb" fo:country="DE" officeooo:rsid="0017269d"/>
    </style:style>
    <style:style style:name="T8" style:family="text">
      <style:text-properties officeooo:rsid="00189ed4"/>
    </style:style>
    <style:style style:name="T9" style:family="text">
      <style:text-properties officeooo:rsid="0019e91c"/>
    </style:style>
    <style:style style:name="T10" style:family="text">
      <style:text-properties officeooo:rsid="001a779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reformatted_20_Text"><text:s/></text:p>
      <text:p text:style-name="Preformatted_20_Text">%----------------------------------- </text:p>
      <text:p text:style-name="Preformatted_20_Text">% https://digital.slub-dresden.de/data/kitodo/BibltojeZ_478590679/BibltojeZ_478590679_tif/jpegs/00001608.tif.large.jpg </text:p>
      <text:p text:style-name="Preformatted_20_Text">%----------------------------------------------------------- </text:p>
      <text:p text:style-name="P1"/>
      <text:p text:style-name="P2">%----------------------------------- </text:p>
      <text:p text:style-name="P2"/>
      <text:p text:style-name="P1"><text:span text:style-name="T1">kapitl((</text:span>Druhi list swj. japoštoła Pawoła na Thesalonskich.<text:span text:style-name="T2">))</text:span></text:p>
      <text:p text:style-name="P1"/>
      <text:p text:style-name="P1"><text:span text:style-name="T2">staw((</text:span>Prěni staw.<text:span text:style-name="T2">))</text:span></text:p>
      <text:p text:style-name="P1"/>
      <text:p text:style-name="P1"><text:span text:style-name="T2">detail((</text:span>Napominanje k wobstajnosći w p<text:span text:style-name="T3">ř</text:span>ezćěhanjach.<text:span text:style-name="T2">))</text:span></text:p>
      <text:p text:style-name="P1"/>
      <text:p text:style-name="P2">%----------------------------------- </text:p>
      <text:p text:style-name="P1"><text:s/></text:p>
      <text:p text:style-name="Preformatted_20_Text">1. Pawoł a Silvan a Timothej tej Thesalonskej wosadźe w Bosy, našim Wótcu, a Knjezu Jezusu Chrystusu: </text:p>
      <text:p text:style-name="Preformatted_20_Text"/>
      <text:p text:style-name="P1">2. Hnada budź z wami a měr wot Boha, našeho Wótca, a teho Knjeza Jezom Chrysta! <text:span text:style-name="T2">Ref((</text:span><text:span text:style-name="T3">1 </text:span>Kor. 1, 3. Kol. 1, 2.<text:span text:style-name="T2">))</text:span></text:p>
      <text:p text:style-name="P1"><text:s/></text:p>
      <text:p text:style-name="P1">3. My smy winowaći, kóždy čas so Bohu za was dźakować, lubi bratřa, jako zdobne je; přetož waša wěra rosće jara, a ta lubosć jeneho kóždeho k druhemu p<text:span text:style-name="T3">ř</text:span>ibywa bjez wami wšitkimi; <text:span text:style-name="T2">ref((</text:span>St. 2, 13. 1 Thes. 1, 9.<text:span text:style-name="T2">))</text:span></text:p>
      <text:p text:style-name="Preformatted_20_Text"/>
      <text:p text:style-name="P1">4. Tak zo so my sami z wami chwalimy w Božich gmejnach wašeje wobstajnosće a wěry we wšěch wašich p<text:span text:style-name="T3">ř</text:span>e<text:span text:style-name="T3">s</text:span>ćěhanjach a <text:span text:style-name="T3">s</text:span>ty<text:span text:style-name="T3">s</text:span>kno<text:span text:style-name="T3">s</text:span>ćach, kotrež wy znjeseće; <text:span text:style-name="T2">ref((</text:span>2 Kor. 7, 14.<text:span text:style-name="T2">))</text:span></text:p>
      <text:p text:style-name="P1"/>
      <text:p text:style-name="Preformatted_20_Text">5. <text:span text:style-name="T3">Z</text:span> tym so wopokazuje, zo Bóh prawje sudźić budźe, a zo wy dostojni budźeće k Božemu kralestwu, kotrehož dla wy tež ćerpiće; </text:p>
      <text:p text:style-name="Preformatted_20_Text"/>
      <text:p text:style-name="P1">6. Dokelž před Bohom prawe je, zo by ze žało<text:span text:style-name="T3">s</text:span>ću so płaćiło tym, kiž wam žałosć nakładuja; <text:span text:style-name="T2">ref((</text:span>Jer. 51, 24. Zach. 2, 8.<text:span text:style-name="T2">))</text:span></text:p>
      <text:p text:style-name="P1"/>
      <text:p text:style-name="P1">7. Wam pak, kiž wy žałosć ćerpiće, so wotpočowanje z nami dostało, hdyž so tón Knjez Jezus z njebjes zjewić budźe z jandźelemi swojeje mocy, <text:span text:style-name="T2">ref((</text:span>1 Thes. 4, 16. 1 Pětr. 4, 13. Mat. 25, 31.<text:span text:style-name="T2">))</text:span></text:p>
      <text:p text:style-name="P1"/>
      <text:p text:style-name="Preformatted_20_Text">8. <text:span text:style-name="T3">Z</text:span>o by so z wohenjowym płomjenjom wjećił na tych, kiž Boha njeznaja a kiž njeposłušni su temu ewangeliju našeho Knjeza Jezom Chrysta, </text:p>
      <text:p text:style-name="Preformatted_20_Text"/>
      <text:p text:style-name="P1">9. Kotřiž budźa čwilu ćerpić, to wěčne skaženje wot wobliča teho Knjeza a jeho krasneje mocy, <text:span text:style-name="T2">ref((</text:span>Jez. 2, 1<text:span text:style-name="T3">0</text:span>. <text:span text:style-name="T3">1</text:span>9.<text:span text:style-name="T2">))</text:span> </text:p>
      <text:p text:style-name="Preformatted_20_Text"/>
      <text:p text:style-name="P1">10. Hdyž wón přińć budźe, zo by so krasnje zjewił na swojich swjatych a dźiwnje so wopokazał na wšitkich wěrjacych; přetož našemu swědčenju na was wot teho sameho dnja sće wy wěrili. <text:span text:style-name="T2">ref((</text:span>Kol. 3, 4.<text:span text:style-name="T2">))</text:span></text:p>
      <text:p text:style-name="P1"><text:s/></text:p>
      <text:p text:style-name="Preformatted_20_Text">11. A teho dla my so tež stajnje za was modlimy, zo by naš Bóh was teho powołanja dostojnych sčinił a dopjelnił wšitko dobre spodobanje wašeje dobroćiwosće a skutk teje wěry a mocy; </text:p>
      <text:p text:style-name="Preformatted_20_Text"/>
      <text:p text:style-name="Preformatted_20_Text">12. <text:span text:style-name="T3">Z</text:span>o by nad wami p<text:span text:style-name="T3">ř</text:span>ekrasnjene było to mjeno našeho Knjeza Jezom Chrysta a wy na nim, po tej hnadźe našeho Boha a teho Knjeza Jezom Chrysta. </text:p>
      <text:p text:style-name="Preformatted_20_Text"/>
      <text:p text:style-name="P2">%----------------------------------- </text:p>
      <text:p text:style-name="P2"/>
      <text:p text:style-name="P1"><text:span text:style-name="T2">staw((</text:span>2. Staw.<text:span text:style-name="T2">))</text:span></text:p>
      <text:p text:style-name="P1"/>
      <text:p text:style-name="P1"><text:span text:style-name="T2">detail((</text:span>Wěšćenje wo wotpanjenju a zjewjenju anti<text:span text:style-name="T3">c</text:span>hry<text:span text:style-name="T3">s</text:span>ta před poslenim p<text:span text:style-name="T3">ř</text:span>ichodom Knjeza.<text:span text:style-name="T2">))</text:span></text:p>
      <text:p text:style-name="P1"><text:soft-page-break/></text:p>
      <text:p text:style-name="P2"/>
      <text:p text:style-name="P2">%----------------------------------- </text:p>
      <text:p text:style-name="P2"/>
      <text:p text:style-name="Preformatted_20_Text"/>
      <text:p text:style-name="P1">1. Prosymy was pak, lubi bratřa, teho přichoda dla našeho Knjeza Jezom Chrysta a našeho zhromadźenja dla k njemu, <text:span text:style-name="T2">ref((</text:span>1 Thes. 4, 16. 17.<text:span text:style-name="T2">))</text:span></text:p>
      <text:p text:style-name="P1"/>
      <text:p text:style-name="Preformatted_20_Text">2. <text:span text:style-name="T3">Z</text:span>o byšće so hnydom hnuć njedali wot wašeje mysle ani so nastróžeć ani přez ducha ani přez słowo ani přez list, jako by wot nas pósłany był, zo tón dźeń Chrystusowy by blisko był. </text:p>
      <text:p text:style-name="Preformatted_20_Text"/>
      <text:p text:style-name="P1">3. Njedajće so na žane wašnje nikomu zawjesć; přetož wón njepřińdźe, chiba zo prjedy to wot<text:span text:style-name="T3">s</text:span>tupjenje so stanje a zjewjeny budźe tón čłowjek tych hrěchow a to dźěćo teho skaženja, <text:span text:style-name="T2">ref((</text:span>Mat. 24, 4. Eph. 5, 6. 1 Tim. 4, 1. 2 Tim. 3, 1 . <text:span text:style-name="T3">x.</text:span> Jan. 2, 18.<text:span text:style-name="T2">))</text:span></text:p>
      <text:p text:style-name="Preformatted_20_Text"/>
      <text:p text:style-name="P1">4. Kiž je přećiwnik a so pozběha wyše wšitkeho, komuž Bóh a Boža słužba rěkaju, tak zo wón so sydnył je do Božeho templa jako bóh a so za boha wudawa. <text:span text:style-name="T2">ref((</text:span>Dan. 11, 36.<text:span text:style-name="T2">))</text:span></text:p>
      <text:p text:style-name="P1"/>
      <text:p text:style-name="P1">5. Njezpomniće wy na to, zo ja wam, jako hišće pola was běch, to same prajach? <text:span text:style-name="T2">ref((</text:span>Jan. 16, 4. Jap. <text:span text:style-name="T4">zk</text:span>. 17, 1.<text:span text:style-name="T2">))</text:span></text:p>
      <text:p text:style-name="P3"><text:s/></text:p>
      <text:p text:style-name="Preformatted_20_Text">%----------------------------------- </text:p>
      <text:p text:style-name="Preformatted_20_Text">% https://digital.slub-dresden.de/data/kitodo/BibltojeZ_478590679/BibltojeZ_478590679_tif/jpegs/00001609.tif.large.jpg </text:p>
      <text:p text:style-name="Preformatted_20_Text">%----------------------------------------------------------- </text:p>
      <text:p text:style-name="Preformatted_20_Text"/>
      <text:p text:style-name="Preformatted_20_Text">6. A što nětk teho sameho horje dźerži, wěsće wy, zo by wón zjewjeny był w swojim času. </text:p>
      <text:p text:style-name="Preformatted_20_Text"/>
      <text:p text:style-name="Preformatted_20_Text">7. Přetož ta njeprawosć so nětk hižom hiba potajnje, hač by jeno tón, kiž ju nětk horje dźerži, preč sčinjeny był. </text:p>
      <text:p text:style-name="Preformatted_20_Text"/>
      <text:p text:style-name="P4">8. A tehdy budźe tón złóstnik zjewjeny, kotrehož tón Knjez budźe skóncować z Duchom swojeho erta a budźe jeho zahubić přez zjewjenje swojeho přichoda, <text:span text:style-name="T2">ref((</text:span>Jez. 11, 4. Zjew. 19, 15. 20.<text:span text:style-name="T5">))</text:span></text:p>
      <text:p text:style-name="Preformatted_20_Text"/>
      <text:p text:style-name="P4">9. Teho, kotrehož přichod so stanje přez zatanzke dokonjenje ze wšelkej zełhaŕnej mozu a ze znamjenjemi a z dźiwami, <text:span text:style-name="T2">ref((</text:span>Mat. 24, 24. Zjew. 13, 13.<text:span text:style-name="T5">))</text:span></text:p>
      <text:p text:style-name="P4"/>
      <text:p text:style-name="P4">10. Tež ze wšelkim zawjedźenjom k njeprawosći, bjez tymi, kiž budźa zhubjeni, za to, zo tu lubosć k wěrnosći horje wzali njejsu, zo bychu zbóžni byli. <text:span text:style-name="T2">ref((</text:span>2 Kor. 2, 15.<text:span text:style-name="T5">))</text:span></text:p>
      <text:p text:style-name="P4"/>
      <text:p text:style-name="P4">11. Teho dla budźe jim Bóh mócne błudy pósłać, zo bychu woni tej łži wěrili; <text:span text:style-name="T2">ref((</text:span>Rom. 1, 24. 1 Tim. 4, 1.<text:span text:style-name="T5">))</text:span></text:p>
      <text:p text:style-name="P4"/>
      <text:p text:style-name="Preformatted_20_Text">12. Tak zo bychu wšitcy sudźeni byli, kotřiž tej prawdźe wěrili njejsu, ale su na njeprawosći spodobanje měli. </text:p>
      <text:p text:style-name="Preformatted_20_Text"/>
      <text:p text:style-name="P4">13. My pak smy winowaći, kóždy čas so Bohu za was dźakować, lubi bratřa, wot teho Knjeza lubowani, zo Bóh was wot spočatka wuzwolił je k zbóžnosći přez woswjećenje teho ducha a přez wěru teje prawdy, <text:span text:style-name="T2">ref((</text:span>St. 1, 3. 4. Eph. 1, 4.<text:span text:style-name="T5">))</text:span></text:p>
      <text:p text:style-name="Preformatted_20_Text"/>
      <text:p text:style-name="Preformatted_20_Text">14. Na kotrež wón was powołał je přez naše ewangelion k wobsynjenju teje krasnosće našeho Knjeza Jezom Chrysta. </text:p>
      <text:p text:style-name="Preformatted_20_Text"/>
      <text:p text:style-name="P5">15. Stejće teho dla, lubi bratřa, a dźeržće při tych wustawkach, kotrež sće nawučeni, njech je přez naše słowo abo přez naš list. <text:span text:style-name="T2">ref((</text:span>St. 3, 6.<text:span text:style-name="T6">))</text:span></text:p>
      <text:p text:style-name="P5"/>
      <text:p text:style-name="P6">%----------------------------------- </text:p>
      <text:p text:style-name="P5"><text:span text:style-name="T1"/></text:p>
      <text:p text:style-name="P5"><text:span text:style-name="T6">detail((</text:span>Tekst na 27. njedźelu po swj. Trojicy. IV.<text:span text:style-name="T6">))</text:span></text:p>
      <text:p text:style-name="P5"/>
      <text:p text:style-name="P6">%----------------------------------- </text:p>
      <text:p text:style-name="P6"/>
      <text:p text:style-name="P5">16. Ssam pak naš Knjez Jezus Chrystus a naš Bóh a Wótc, kiž nas lubował a nam dał je wěčny trošt a dobru nadźiju w hnadźe, <text:span text:style-name="T2">ref((</text:span>Jan. 3, 16.<text:span text:style-name="T6">))</text:span></text:p>
      <text:p text:style-name="Preformatted_20_Text"/>
      <text:p text:style-name="P5">17. Troštuj waše wutroby a posylń was we wšej wučbje a w dobrym skutku.) <text:span text:style-name="T2">ref((</text:span>1 Thes. 3, 13.<text:span text:style-name="T6">))</text:span></text:p>
      <text:p text:style-name="Preformatted_20_Text"/>
      <text:p text:style-name="P6">%----------------------------------- </text:p>
      <text:p text:style-name="P5"><text:span text:style-name="T1"/></text:p>
      <text:p text:style-name="P5"><text:span text:style-name="T7">staw((</text:span>3. staw.<text:span text:style-name="T6">))</text:span></text:p>
      <text:p text:style-name="P5"/>
      <text:p text:style-name="P5"><text:span text:style-name="T6">detail((</text:span>Wo přiběranje ewangelija dyrbimy prosyć, prózdneho chodźenja a khrobłozće so zdalować.<text:span text:style-name="T6">))</text:span> </text:p>
      <text:p text:style-name="Preformatted_20_Text"/>
      <text:p text:style-name="P6">%----------------------------------- </text:p>
      <text:p text:style-name="P5"><text:span text:style-name="T1"/></text:p>
      <text:p text:style-name="P7">1. Dale, lubi bratřa, modlće so za nas, zo by teho Knjeza słowo běžało a khwalene było, runje jako pola was, <text:span text:style-name="T2">ref((</text:span>Eph. 6, 19. Kol. 4, 3. Mat. 9, 38.<text:span text:style-name="T8">))</text:span></text:p>
      <text:p text:style-name="P7"/>
      <text:p text:style-name="Preformatted_20_Text"><text:soft-page-break/>2. A zo my bychmy wumoženi byli wot dźiwnych a złych ludźi. Přetož wěra wšitkich njeje. </text:p>
      <text:p text:style-name="Preformatted_20_Text"/>
      <text:p text:style-name="P7">3. Ale swěrny je tón Knjez, kiž was posylnić a zachować budźe před złym. <text:span text:style-name="T2">ref((</text:span>1 Kor. 1, 9. St. 10, 13. 1 Pětr. 5, 10.<text:span text:style-name="T8">))</text:span></text:p>
      <text:p text:style-name="P7"/>
      <text:p text:style-name="Preformatted_20_Text">4. My pak so wot teho Knjeza nadźijemy waše dla, zo, štož my wam rozkazujemy, wy činiće a činić budźeće. </text:p>
      <text:p text:style-name="Preformatted_20_Text"/>
      <text:p text:style-name="Preformatted_20_Text">5. Tón Knjez pak přihotuj waše wutroby k Božej lubosći a k zćeŕpliwemu dočakanju Chrystusowemu. </text:p>
      <text:p text:style-name="Preformatted_20_Text"/>
      <text:p text:style-name="P7">6. My rozkazujemy pak wam, lubi bratřa, w mjenje našeho Knjeza Jezom Chrysta, zo byšće wy so zminuli kóždeho bratra, kiž so njekmanje zadźerži a nic po tej datej wučbje, kotruž wón wot nas je dóstał. <text:span text:style-name="T2">ref((</text:span>Mat. 18, 17. Rom. 16, 17. 1 Kor. 5, 11. 2 Jan. št. 10.<text:span text:style-name="T8">))</text:span></text:p>
      <text:p text:style-name="Preformatted_20_Text"/>
      <text:p text:style-name="P7">7. Přetož wy sami wěsće, kak wy po nas činić maće; přetož my so njejsmy pola was njekmanje zadźerželi; <text:span text:style-name="T2">ref((</text:span>1 Kor. 4,16. 1 Thes. 1, 6.<text:span text:style-name="T8">))</text:span></text:p>
      <text:p text:style-name="P7"/>
      <text:p text:style-name="P7">8. Njejsmy tež darmo pola někoho chlěb jědli, ale z prócu a w poće w nocy a wodnjo smy my dźěłali, zo bychmy nikomu wot was wobćežni njebyli; <text:span text:style-name="T2">ref((</text:span>1 Kor. 4, 12 x.<text:span text:style-name="T8">))</text:span></text:p>
      <text:p text:style-name="P7"/>
      <text:p text:style-name="P8">9. Nic teho dla, jako bychmy teje mocy njeměli, ale zo bychmy so sami wam za znamjo podali, zo byšće po nas činili. <text:span text:style-name="T2">ref((</text:span>Mat. 10, 10. 1 Kor. 4, 16.<text:span text:style-name="T9">))</text:span></text:p>
      <text:p text:style-name="P3"><text:s/></text:p>
      <text:p text:style-name="Preformatted_20_Text">%----------------------------------- </text:p>
      <text:p text:style-name="Preformatted_20_Text">% https://digital.slub-dresden.de/data/kitodo/BibltojeZ_478590679/BibltojeZ_478590679_tif/jpegs/00001610.tif.large.jpg </text:p>
      <text:p text:style-name="Preformatted_20_Text">%----------------------------------------------------------- </text:p>
      <text:p text:style-name="P8"><text:s/></text:p>
      <text:p text:style-name="P8">10. A tež, jako pola was běchmy, přikazachmy to wam: jeli zo štó nochce dźěłać, dha tež njech njejě. <text:span text:style-name="T2">ref((</text:span>1 Mójz. 3, 19.<text:span text:style-name="T9">))</text:span> </text:p>
      <text:p text:style-name="Preformatted_20_Text"/>
      <text:p text:style-name="Preformatted_20_Text">11. Přetož my słyšimy, zo někotři bjez wami so njerodnje zadźerža a njedźěłaju ničo, ale hladaju njepotrjebanych wěcow. </text:p>
      <text:p text:style-name="Preformatted_20_Text"/>
      <text:p text:style-name="P8">12. Tajkim my pak přikazamy a napominamy jich přez našeho Knjeza Jezom Chrysta, zo bychu woni z měrom dźěłali a sami swój chlěb jědli. <text:span text:style-name="T2">ref((</text:span>1 Thes. 4, 11.<text:span text:style-name="T9">))</text:span></text:p>
      <text:p text:style-name="Preformatted_20_Text"/>
      <text:p text:style-name="P8">13. Wam pak, lubi bratřa, so njewostudź dobrotu činić. <text:span text:style-name="T2">ref((</text:span>Gal. s, o.<text:span text:style-name="T9">))</text:span></text:p>
      <text:p text:style-name="Preformatted_20_Text"/>
      <text:p text:style-name="P8">14. Jeli zo pak štó našemu słowu je njeposłušny, teho nam wupowěsće přez list a njeměšejće so z nim, zo by so hańbował. <text:span text:style-name="T2">ref((</text:span>Scht. 6. Mat. 18, 17. Rom. 16, 17. 1 Kor. 5, 11. 2 Jan. št. 10.<text:span text:style-name="T9">))</text:span></text:p>
      <text:p text:style-name="Preformatted_20_Text"/>
      <text:p text:style-name="P8">15. Jeho pak tola za njepřećela njemějće, ale napominajće jeho jako bratra. <text:span text:style-name="T2">ref((</text:span>Mat. 18, 15.<text:span text:style-name="T9">))</text:span></text:p>
      <text:p text:style-name="Preformatted_20_Text"/>
      <text:p text:style-name="P8">16. Ssam pak tón Knjez teho měra daj wam měr stajnje a na wšo wašnje! Tón Knjez budź z wami wšitkimi! <text:span text:style-name="T2">ref((</text:span>Rom. 15, 33. St. 16, 20.<text:span text:style-name="T9">))</text:span></text:p>
      <text:p text:style-name="Preformatted_20_Text"/>
      <text:p text:style-name="Preformatted_20_Text">17. Postrowjenje z mojej Pawołowej ruku; to je znamjo we wšitkich mojich listach, tak ja pišu. </text:p>
      <text:p text:style-name="Preformatted_20_Text"/>
      <text:p text:style-name="P9">18. Ta hnada našeho Knjeza Jezom Chrysta budź z wami wšitkimi! Hamjeń. <text:span text:style-name="T2">ref((</text:span>1 Thes. 5, 28.<text:span text:style-name="T10">))</text:span></text:p>
      <text:p text:style-name="P9"/>
      <text:p text:style-name="P9">vertspace(()) Tón druhi list na Thesalonskich napisany z Athena. </text:p>
      <text:p text:style-name="P9"/>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hsb" fo:country="DE"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hsb" fo:country="D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107" number:language="hsb" number:country="DE" loext:transliteration-spellout="cardinal" number:transliteration-language="hsb" number:transliteration-country="DE">
      <number:number number:decimal-places="0" number:min-decimal-places="0" number:min-integer-digits="1"/>
    </number:number-style>
    <number:number-style style:name="N10108" number:language="hsb" number:country="DE" loext:transliteration-spellout="capitalize cardinal" number:transliteration-language="hsb" number:transliteration-country="DE">
      <number:number number:decimal-places="0" number:min-decimal-places="0" number:min-integer-digits="1"/>
    </number:number-style>
    <number:number-style style:name="N10109" number:language="hsb" number:country="DE" loext:transliteration-spellout="upper cardinal" number:transliteration-language="hsb" number:transliteration-country="DE">
      <number:number number:decimal-places="0" number:min-decimal-places="0" number:min-integer-digits="1"/>
    </number:number-style>
    <number:number-style style:name="N10110" number:language="hsb" number:country="DE" loext:transliteration-spellout="EUR" number:transliteration-language="hsb" number:transliteration-country="DE">
      <number:number number:decimal-places="0" number:min-decimal-places="0" number:min-integer-digits="1"/>
    </number:number-style>
    <number:number-style style:name="N10111" number:language="hsb" number:country="DE" loext:transliteration-spellout="EUR" number:transliteration-language="hsb" number:transliteration-country="DE">
      <number:number number:decimal-places="2" number:min-decimal-places="2" number:min-integer-digits="1"/>
    </number:number-style>
    <number:number-style style:name="N10112" number:language="hsb" number:country="DE" loext:transliteration-spellout="upper EUR" number:transliteration-language="hsb" number:transliteration-country="DE">
      <number:number number:decimal-places="0" number:min-decimal-places="0" number:min-integer-digits="1"/>
    </number:number-style>
    <number:number-style style:name="N10113" number:language="hsb" number:country="DE" loext:transliteration-spellout="upper EUR" number:transliteration-language="hsb" number:transliteration-country="DE">
      <number:number number:decimal-places="2" number:min-decimal-places="2" number:min-integer-digits="1"/>
    </number:number-styl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6.2.0.3$Windows_X86_64 LibreOffice_project/620$Build-3</meta:generator>
    <dc:date>2026-03-01T11:19:57.293163800</dc:date>
    <meta:editing-duration>PT16M21S</meta:editing-duration>
    <meta:editing-cycles>8</meta:editing-cycles>
    <meta:document-statistic meta:table-count="0" meta:image-count="0" meta:object-count="0" meta:page-count="5" meta:paragraph-count="80" meta:word-count="1307" meta:character-count="8075" meta:non-whitespace-character-count="6798"/>
  </office:meta>
</office:document-meta>
</file>